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K. Mekish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24, 1895</text:p>
      <text:p text:style-name="P5">Month<text:tab/><text:tab/><text:tab/><text:tab/><text:tab/><text:tab/>June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ew York June 24th[/ inserted by author]95/</text:p>
      <text:p text:style-name="P2">Rev. Dr. S. Morais;/</text:p>
      <text:p text:style-name="P2"><text:tab/>Deer[sic!] Sir!-/</text:p>
      <text:p text:style-name="P2"><text:tab/><text:tab/>By advice/ of Rev. Dr. B. Drachman I/ address myself to you to/ seek your aid in obtaining/ a place as teacher of Hebrew/ or mathematics/</text:p>
      <text:p text:style-name="P2">I refer to Rev. Dr. Hildesheimer/ of Berlin to my knowledge/ of Hebrew if you will be/ kind enough to inquire of/ him./</text:p>
      <text:p text:style-name="P2">Mathematics I studiet[sic!] at/ the University of Wurzburg/ of which I am a graduate./</text:p>
      <text:p text:style-name="P2"><text:tab/>Dr. I. S Schwatt of the/ University of Pennsylvania/</text:p>
      <text:p text:style-name="P2"/>
      <text:p text:style-name="P2">[Page 2]</text:p>
      <text:p text:style-name="P2">is my reference to my know-/ledge of mathematics, who/ held a treatise of mine/ on the subject <text:span text:style-name="T2">˶</text:span><text:span text:style-name="T3">Reduction/ der quadpatisichen quinter./naener positiven Formen."/</text:span></text:p>
      <text:p text:style-name="P2"><text:soft-page-break/><text:span text:style-name="T3"><text:tab/>In Paris I had a Hebrew/ School under the protection/ of Grand Rabbi Zadar Kahn/ </text:span></text:p>
      <text:p text:style-name="P2"><text:span text:style-name="T3"><text:tab/>At present I am teaching/ Hebrew in the English/ language at the/ Hebrew School 227. E 104th St./ I send enclosed copies of/ my recommendations./</text:span></text:p>
      <text:p text:style-name="P2"><text:span text:style-name="T3"><text:tab/>Respectfully yours/</text:span></text:p>
      <text:p text:style-name="P2"><text:span text:style-name="T3"><text:tab/><text:tab/>K. Mekish/</text:span></text:p>
      <text:p text:style-name="P2"><text:span text:style-name="T3">238 E 119th S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5:33:54.52</meta:creation-date>
    <meta:document-statistic meta:table-count="0" meta:image-count="0" meta:object-count="0" meta:page-count="3" meta:paragraph-count="75" meta:word-count="325" meta:character-count="2182"/>
    <dc:date>2011-12-22T15:40:41.48</dc:date>
    <dc:creator>Penn Libraries</dc:creator>
    <meta:editing-duration>PT00H06M47S</meta:editing-duration>
    <meta:editing-cycles>1</meta:editing-cycles>
    <meta:generator>OpenOffice.org/3.2$Win32 OpenOffice.org_project/320m12$Build-9483</meta:generator>
  </office:meta>
</office:document-meta>
</file>